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5.0006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min-row-height="0.270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widows="2" fo:orphans="2"/>
    </style:style>
    <style:style style:name="T1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0" style:family="table-row">
      <style:table-row-properties style:min-row-height="0.2291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2.4333in" style:use-optimal-column-width="false"/>
    </style:style>
    <style:style style:name="TableColumn51" style:family="table-column">
      <style:table-column-properties style:column-width="0.3805in" style:use-optimal-column-width="false"/>
    </style:style>
    <style:style style:name="TableColumn52" style:family="table-column">
      <style:table-column-properties style:column-width="0.434in" style:use-optimal-column-width="false"/>
    </style:style>
    <style:style style:name="TableColumn53" style:family="table-column">
      <style:table-column-properties style:column-width="3.327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widows="2" fo:orphans="2" fo:text-align="center"/>
    </style:style>
    <style:style style:name="T6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widows="2" fo:orphans="2" fo:text-align="center"/>
    </style:style>
    <style:style style:name="T6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P65" style:parent-style-name="Normal" style:family="paragraph">
      <style:paragraph-properties fo:widows="0" fo:orphans="0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widows="2" fo:orphans="2" fo:text-align="center"/>
    </style:style>
    <style:style style:name="T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widows="2" fo:orphans="2" fo:text-align="center"/>
    </style:style>
    <style:style style:name="T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2" style:parent-style-name="Normal" style:family="paragraph">
      <style:paragraph-properties fo:widows="0" fo:orphans="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7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76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7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P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text-align="justify"/>
    </style:style>
    <style:style style:name="T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7" style:parent-style-name="Standard" style:family="paragraph">
      <style:paragraph-properties fo:widows="2" fo:orphans="2" fo:text-align="justify"/>
    </style:style>
    <style:style style:name="T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9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93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P9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text-align="justify"/>
    </style:style>
    <style:style style:name="T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1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106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P10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11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131" style:parent-style-name="Standard" style:family="paragraph">
      <style:paragraph-properties fo:break-before="page"/>
    </style:style>
    <style:style style:name="T132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Heading1" style:family="paragraph">
      <style:paragraph-properties fo:margin-left="0in" fo:text-indent="0in">
        <style:tab-stops/>
      </style:paragraph-properties>
    </style:style>
    <style:style style:name="T13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3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38" style:family="table-column">
      <style:table-column-properties style:column-width="2.5701in" style:use-optimal-column-width="false"/>
    </style:style>
    <style:style style:name="TableColumn139" style:family="table-column">
      <style:table-column-properties style:column-width="0.5493in" style:use-optimal-column-width="false"/>
    </style:style>
    <style:style style:name="TableColumn140" style:family="table-column">
      <style:table-column-properties style:column-width="0.6506in" style:use-optimal-column-width="false"/>
    </style:style>
    <style:style style:name="TableColumn141" style:family="table-column">
      <style:table-column-properties style:column-width="0.6034in" style:use-optimal-column-width="false"/>
    </style:style>
    <style:style style:name="TableColumn142" style:family="table-column">
      <style:table-column-properties style:column-width="0.5493in" style:use-optimal-column-width="false"/>
    </style:style>
    <style:style style:name="TableColumn143" style:family="table-column">
      <style:table-column-properties style:column-width="0.5958in" style:use-optimal-column-width="false"/>
    </style:style>
    <style:style style:name="TableColumn144" style:family="table-column">
      <style:table-column-properties style:column-width="0.6048in" style:use-optimal-column-width="false"/>
    </style:style>
    <style:style style:name="Table137" style:family="table">
      <style:table-properties style:width="6.1236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/>
    </style:style>
    <style:style style:name="T1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15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153" style:parent-style-name="Standard" style:family="paragraph">
      <style:paragraph-properties fo:widows="2" fo:orphans="2"/>
    </style:style>
    <style:style style:name="T15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2" fo:orphans="2" fo:text-align="center"/>
    </style:style>
    <style:style style:name="T1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paragraph-properties fo:widows="0" fo:orphans="0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center"/>
    </style:style>
    <style:style style:name="T1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center"/>
    </style:style>
    <style:style style:name="T1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center"/>
    </style:style>
    <style:style style:name="T1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center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center"/>
    </style:style>
    <style:style style:name="T1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widows="2" fo:orphans="2" fo:text-align="justify"/>
    </style:style>
    <style:style style:name="T1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190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/>
    </style:style>
    <style:style style:name="T19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206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justify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widows="2" fo:orphans="2" fo:text-align="justify"/>
    </style:style>
    <style:style style:name="T223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6" style:family="table-row">
      <style:table-row-properties style:min-row-height="0.2916in"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</style:style>
    <style:style style:name="T240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</style:style>
    <style:style style:name="T24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</style:style>
    <style:style style:name="T26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</style:style>
    <style:style style:name="T274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</style:style>
    <style:style style:name="T291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2" fo:orphans="2" fo:text-align="justify"/>
    </style:style>
    <style:style style:name="T29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</style:style>
    <style:style style:name="T30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</style:style>
    <style:style style:name="T31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</style:style>
    <style:style style:name="T325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widows="2" fo:orphans="2" fo:text-align="justify"/>
    </style:style>
    <style:style style:name="T33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widows="2" fo:orphans="2" fo:text-align="justify"/>
    </style:style>
    <style:style style:name="T342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45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46" style:parent-style-name="Heading1" style:family="paragraph"/>
    <style:style style:name="T3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11"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Sprint No.</text:span></text:p>
          </table:table-cell>
          <table:table-cell table:style-name="TableCell20">
            <text:p text:style-name="P21"><text:span text:style-name="T22">2</text:span></text:p>
          </table:table-cell>
        </table:table-row>
        <table:table-row table:style-name="TableRow23">
          <table:table-cell table:style-name="TableCell24">
            <text:p text:style-name="P25"><text:span text:style-name="T26">Project Name</text:span></text:p>
          </table:table-cell>
          <table:table-cell table:style-name="TableCell27">
            <text:p text:style-name="P28"><text:span text:style-name="T29">GetUP</text:span></text:p>
          </table:table-cell>
        </table:table-row>
        <table:table-row table:style-name="TableRow30">
          <table:table-cell table:style-name="TableCell31">
            <text:p text:style-name="P32"><text:span text:style-name="T33">Reviewer’s Name</text:span></text:p>
          </table:table-cell>
          <table:table-cell table:style-name="TableCell34">
            <text:p text:style-name="P35">Jian Chan</text:p>
          </table:table-cell>
        </table:table-row>
        <table:table-row table:style-name="TableRow36">
          <table:table-cell table:style-name="TableCell37">
            <text:p text:style-name="P38"><text:span text:style-name="T39">Review Date</text:span></text:p>
          </table:table-cell>
          <table:table-cell table:style-name="TableCell40">
            <text:p text:style-name="P41">02/13/20</text:p>
          </table:table-cell>
        </table:table-row>
      </table:table>
      <text:p text:style-name="P42"/>
      <text:p text:style-name="P43"><text:span text:style-name="T44">This checklist is to be used to assess if sprint goals have been achieved during the sprint. <text:s/>Particularly, if the target features of the<text:s/></text:span><text:span text:style-name="T45">software have been built based on user acceptance criteria.</text:span></text:p>
      <text:p text:style-name="P46"/>
      <text:p text:style-name="P47"><text:span text:style-name="T48">Functional Goals: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<text:span text:style-name="T57">User Acceptance Criteria</text:span></text:p>
          </table:table-cell>
          <table:table-cell table:style-name="TableCell58" table:number-columns-spanned="2">
            <text:p text:style-name="P59"><text:span text:style-name="T60">Compliance</text:span></text:p>
          </table:table-cell>
          <table:covered-table-cell/>
          <table:table-cell table:style-name="TableCell61" table:number-rows-spanned="2">
            <text:p text:style-name="P62"><text:span text:style-name="T63">Remarks</text:span>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<text:span text:style-name="T68">Yes</text:span></text:p>
          </table:table-cell>
          <table:table-cell table:style-name="TableCell69">
            <text:p text:style-name="P70"><text:span text:style-name="T71">No</text:span></text:p>
          </table:table-cell>
          <table:covered-table-cell>
            <text:p text:style-name="P72"/>
          </table:covered-table-cell>
        </table:table-row>
        <table:table-row table:style-name="TableRow73">
          <table:table-cell table:style-name="TableCell74">
            <text:p text:style-name="Standard"><text:span text:style-name="T75">Code full implementation of UC-4.0: Auth -<text:s/></text:span><text:span text:style-name="T76">Login and Logout only</text:span></text:p>
          </table:table-cell>
          <table:table-cell table:style-name="TableCell77">
            <text:p text:style-name="Normal"><text:span text:style-name="T78">✓</text:span></text:p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<text:span text:style-name="T84">Both frontend and backend,</text:span></text:p>
            <text:p text:style-name="P85"><text:span text:style-name="T86">UI - Login: form to collect user credentials from user, send data to controller once submit, if controller returns token, treat user as logged in, Logout: Remove Token from local storage of browser</text:span></text:p>
            <text:p text:style-name="P87"><text:span text:style-name="T88">Controller - return token if successful login, else error</text:span></text:p>
          </table:table-cell>
        </table:table-row>
        <table:table-row table:style-name="TableRow89">
          <table:table-cell table:style-name="TableCell90">
            <text:p text:style-name="Standard"><text:span text:style-name="T91">Mobile Responsive Navbar UI in Vue JS</text:span></text:p>
          </table:table-cell>
          <table:table-cell table:style-name="TableCell92">
            <text:p text:style-name="Normal"><text:span text:style-name="T93">✓</text:span></text:p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><text:span text:style-name="T99">Frontend only,</text:span></text:p>
            <text:p text:style-name="P100"><text:span text:style-name="T101">UI - Full navbar with colors and logo, resizes well in mobile widths. Available in all pages</text:span></text:p>
          </table:table-cell>
        </table:table-row>
        <table:table-row table:style-name="TableRow102">
          <table:table-cell table:style-name="TableCell103">
            <text:p text:style-name="Standard"><text:span text:style-name="T104">Mobile Responsive Not Found Page UI in Vue JS</text:span></text:p>
          </table:table-cell>
          <table:table-cell table:style-name="TableCell105">
            <text:p text:style-name="Normal"><text:span text:style-name="T106">✓</text:span></text:p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<text:span text:style-name="T112">Frontend only,</text:span><text:span text:style-name="T113"><text:line-break/>UI - 404 page to show when page or route being accessed does not exist. Resizes well in mobile widths</text:span></text:p>
          </table:table-cell>
        </table:table-row>
        <table:table-row table:style-name="TableRow114">
          <table:table-cell table:style-name="TableCell115">
            <text:p text:style-name="Standard"><text:span text:style-name="T116">TOTAL</text:span>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</table:table>
      <text:p text:style-name="P123"><text:line-break/></text:p>
      <text:p text:style-name="Standard"><text:span text:style-name="T124">Tester's<text:s/></text:span><text:span text:style-name="T125">Comments:</text:span></text:p>
      <text:p text:style-name="P126"/>
      <text:p text:style-name="P127"/>
      <text:p text:style-name="P128"/>
      <text:p text:style-name="P129"/>
      <text:p text:style-name="P130"/>
      <text:soft-page-break/>
      <text:p text:style-name="P131"><text:span text:style-name="T132">Usability Goals:</text:span></text:p>
      <text:list text:style-name="WWNum1">
        <text:list-item text:start-value="1">
          <text:p text:style-name="P133"><text:span text:style-name="T134">If interfaces will be delivered at the end of the sprint, <text:s/>evaluate the system according to Nielsen's Usability Heuristics. <text:s text:c="3"/>For items that are not applicable, check<text:s/></text:span><text:span text:style-name="T135">NA</text:span><text:span text:style-name="T136">.</text:span></text:p>
        </text:list-item>
      </text:list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 table:number-rows-spanned="2">
            <text:p text:style-name="P147"><text:span text:style-name="T148">Nielsen's Usability Heuristics</text:span></text:p>
          </table:table-cell>
          <table:table-cell table:style-name="TableCell149" table:number-columns-spanned="5">
            <text:p text:style-name="P150"><text:span text:style-name="T151"><text:s/>Strongly<text:s/></text:span><text:span text:style-name="T152"><text:s text:c="70"/>Strongly</text:span></text:p>
            <text:p text:style-name="P153"><text:span text:style-name="T15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Cell155">
            <text:p text:style-name="P156"><text:span text:style-name="T157">NA</text:span>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<text:span text:style-name="T162">1</text:span></text:p>
          </table:table-cell>
          <table:table-cell table:style-name="TableCell163">
            <text:p text:style-name="P164"><text:span text:style-name="T165">2</text:span></text:p>
          </table:table-cell>
          <table:table-cell table:style-name="TableCell166">
            <text:p text:style-name="P167"><text:span text:style-name="T168">3</text:span></text:p>
          </table:table-cell>
          <table:table-cell table:style-name="TableCell169">
            <text:p text:style-name="P170"><text:span text:style-name="T171">4</text:span></text:p>
          </table:table-cell>
          <table:table-cell table:style-name="TableCell172">
            <text:p text:style-name="P173"><text:span text:style-name="T174">5</text:span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Simple and Natural Dialogue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Normal"><text:span text:style-name="T190">✓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Speaks the Users' Language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Normal"><text:span text:style-name="T206">✓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Minimize User Memory Load</text:span>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><text:span text:style-name="T223">✓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Consistency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<text:span text:style-name="T240">✓</text:span>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Feedback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<text:span text:style-name="T257">✓</text:span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Clearly Marked Exits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✓</text:span>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Shortcuts</text:span>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✓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<text:span text:style-name="T297">Good Error Messages</text:span>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><text:span text:style-name="T308">✓</text:span>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<text:span text:style-name="T314">Prevent Errors</text:span>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><text:span text:style-name="T325">✓</text:span>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<text:span text:style-name="T331">Help and Documentation</text:span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<text:span text:style-name="T342">✓</text:span></text:p>
          </table:table-cell>
          <table:table-cell table:style-name="TableCell343">
            <text:p text:style-name="P344"/>
          </table:table-cell>
        </table:table-row>
      </table:table>
      <text:list text:style-name="WWNum1" text:continue-numbering="true">
        <text:list-item>
          <text:p text:style-name="P345"/>
        </text:list-item>
      </text:list>
      <text:list text:style-name="WWNum1" text:continue-numbering="true">
        <text:list-item>
          <text:p text:style-name="P346"><text:span text:style-name="T347">Reviewer’s Comments:</text:span><text:span text:style-name="T348"><text:line-break/></text:span></text:p>
        </text:list-item>
      </text:list>
      <text:p text:style-name="Standard"><text:span text:style-name="T349">[Place here additional<text:s/></text:span><text:span text:style-name="T350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2-13T14:14:00Z</meta:creation-date>
    <dc:date>2020-02-13T14:18:00Z</dc:date>
    <meta:template xlink:href="Normal.dotm" xlink:type="simple"/>
    <meta:editing-cycles>3</meta:editing-cycles>
    <meta:editing-duration>PT180S</meta:editing-duration>
    <meta:document-statistic meta:page-count="2" meta:paragraph-count="3" meta:word-count="287" meta:character-count="1925" meta:row-count="13" meta:non-whitespace-character-count="1641"/>
  </office:meta>
</office:document-meta>
</file>